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7b1d7" officeooo:paragraph-rsid="0017b1d7"/>
    </style:style>
    <style:style style:name="P2" style:family="paragraph" style:parent-style-name="Standard">
      <style:text-properties officeooo:rsid="00197b0b" officeooo:paragraph-rsid="00197b0b"/>
    </style:style>
    <style:style style:name="P3" style:family="paragraph" style:parent-style-name="Standard">
      <style:text-properties officeooo:rsid="001b027a" officeooo:paragraph-rsid="001b027a"/>
    </style:style>
    <style:style style:name="P4" style:family="paragraph" style:parent-style-name="Standard">
      <style:text-properties officeooo:rsid="001cee0b" officeooo:paragraph-rsid="001cee0b"/>
    </style:style>
    <style:style style:name="P5" style:family="paragraph" style:parent-style-name="Standard">
      <style:text-properties officeooo:rsid="00202a9e" officeooo:paragraph-rsid="00202a9e"/>
    </style:style>
    <style:style style:name="P6" style:family="paragraph" style:parent-style-name="Standard">
      <style:text-properties officeooo:rsid="0021e0a6" officeooo:paragraph-rsid="0021e0a6"/>
    </style:style>
    <style:style style:name="P7" style:family="paragraph" style:parent-style-name="Standard">
      <style:text-properties officeooo:rsid="00223fe4" officeooo:paragraph-rsid="00223fe4"/>
    </style:style>
    <style:style style:name="P8" style:family="paragraph" style:parent-style-name="Standard">
      <style:text-properties officeooo:rsid="00226e44" officeooo:paragraph-rsid="00226e44"/>
    </style:style>
    <style:style style:name="P9" style:family="paragraph" style:parent-style-name="Standard">
      <style:text-properties officeooo:rsid="0022b58a" officeooo:paragraph-rsid="0022b58a"/>
    </style:style>
    <style:style style:name="T1" style:family="text">
      <style:text-properties officeooo:rsid="001cee0b"/>
    </style:style>
    <style:style style:name="T2" style:family="text">
      <style:text-properties officeooo:rsid="001ec70a"/>
    </style:style>
    <style:style style:name="T3" style:family="text">
      <style:text-properties officeooo:rsid="0021e0a6"/>
    </style:style>
    <style:style style:name="T4" style:family="text">
      <style:text-properties officeooo:rsid="00223fe4"/>
    </style:style>
    <style:style style:name="T5" style:family="text">
      <style:text-properties officeooo:rsid="00226e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ción</text:p>
      <text:p text:style-name="P2">RAID </text:p>
      <text:p text:style-name="P2"/>
      <text:p text:style-name="P2">Por su siglas en inglés Redundant Array of Independet Disks (Arreglo Redundante de Discos Independientes), es un <text:span text:style-name="T1">método de combinación de varios discos para formar una unidad lógica en la que se almacenan los datos de forma redundante. </text:span>Esto nos asegura que s<text:span text:style-name="T1">iempre</text:span> <text:span text:style-name="T3">habrá</text:span> una copia de esos datos en alg<text:span text:style-name="T1">ú</text:span>n otro lugar del arreglo para recuperar<text:span text:style-name="T3">los </text:span>cuando el disco dañado sea reemplazado. </text:p>
      <text:p text:style-name="P7">RAID es lo que comúnmente se conoce como solución de espero, esto quiero decir que todos los cambiar se respaldan en tiempo real, por lo que previene la perdida de información pero no nos permite regresar a un estado anterior de los datos en el arreglo. </text:p>
      <text:p text:style-name="P1"/>
      <text:p text:style-name="P4">RAID 5 </text:p>
      <text:p text:style-name="P4"/>
      <text:p text:style-name="P4">Esta solución ofrece tolerancia al fallo, pero además, optimiza la capacidad del sistema permitiendo una utilización de hasta el 80% de la capacidad del conjunto de discos. <text:span text:style-name="T2">Esto lo consigue mediante el calculo de la paridad y su almacenamiento alternativo por bloques en todos los discos del conjunto, de esta manera si cualquiera de los disco falla, se puede recuperar la información en tiempo real sobre la marcha, mediante una simple operación de lógica de Or exclusivo, sin que el servidor deje de funcionar. </text:span></text:p>
      <text:p text:style-name="P4"/>
      <text:p text:style-name="P5">RAID 5 es el nivel de RAID más eficaz y el de uso preferente para las aplicaciones de servidor. Comparado con otros niveles RAID con tolerancia a fallos, RAID 5 ofrece la mejor relación costo-rendimiento, gracias a la combinación del fraccionamiento de datos la paridad como método de recuperación de los datos en caso de fallo</text:p>
      <text:p text:style-name="P1"/>
      <text:p text:style-name="P1">SnapRAID </text:p>
      <text:p text:style-name="P1"/>
      <text:p text:style-name="P3">SnapRAID es una excelente alternativa siempre que no necesitemos fiabilidad en tiempo real. Por ejemplo es una buena o<text:span text:style-name="T5">pción</text:span> si es <text:span text:style-name="T5">razonable</text:span> generar la <text:span text:style-name="T5">información</text:span> de <text:span text:style-name="T5">recuperación</text:span> <text:span text:style-name="T5">perdidamente</text:span>, sabiendo que los cambios entre intervalos de tiempo <text:span text:style-name="T5">podrían</text:span> perderse si fallara unos de los disco. Es decir se vuelve la <text:span text:style-name="T5">opción</text:span> ideal cuando los datos no cambian de forma tan frecuente. </text:p>
      <text:p text:style-name="P3"/>
      <text:p text:style-name="P3">Esta medida <text:span text:style-name="T5">parece</text:span> ser de una copia de seguridad <text:span text:style-name="T5">tradicional</text:span>,solo que no <text:span text:style-name="T5">necesitamos</text:span> duplicar el espacio disponible para hacer la copia. SnapRAID solo <text:span text:style-name="T5">necesitara</text:span> un disco adicional para datos de paridad, como ocurre en RAID-5 </text:p>
      <text:p text:style-name="P3"/>
      <text:p text:style-name="P6">Esto quiere decir que a diferencia de RAID 5 los datos de paridad no son fraccionados si no se guardan <text:span text:style-name="T4">en un disco adicional. </text:span></text:p>
      <text:p text:style-name="P3"/>
      <text:p text:style-name="P3">En cada ejecución, aparte de actualizar la <text:span text:style-name="T4">información</text:span> de <text:span text:style-name="T4">recuperación</text:span>, <text:span text:style-name="T4">SnapRAID</text:span> refresca algunos bloques de datos para evitar la <text:span text:style-name="T4">degradación</text:span> de los datos con el paso del tiempo. Muchos sistemas de archivos ignoran este <text:span text:style-name="T4">fenómeno</text:span> <text:span text:style-name="T4">porque</text:span> <text:span text:style-name="T4">los</text:span> datos se suelen manipular con cierta frecuencia. Pero si vamos a tener almacenamiento a de larga <text:span text:style-name="T4">duración</text:span> no esta de mas comprobar los datos y refrescalos <text:span text:style-name="T4">periódicamente</text:span> para evitar <text:span text:style-name="T4">perdidas.</text:span> </text:p>
      <text:p text:style-name="P1"/>
      <text:p text:style-name="P1">Es una aplicación que permite hacer un respaldo parcial de un arreglo de discos. Si uno de los disco en el arreglo falla o esta dañado por completo, nos permitirá recuperar su contenido </text:p>
      <text:p text:style-name="P1"/>
      <text:p text:style-name="P1"><text:soft-page-break/><text:span text:style-name="T4">A diferencia de soluciones RAID y ya que los datos no son guardados en tiempo real, nos permite regresa a un estado anterior de los datos. Sin embargo y bajo el mismo concepto, esto puede llegar a generar perdida de información entre una sincronización y otra, en dado caso de un fallo. </text:span><text:s/></text:p>
      <text:p text:style-name="P1"/>
      <text:p text:style-name="P8">SnapRAID se entra en un punto medio entre RAID y un respaldo tradicional ya que por una parte podremos respaldar con cierta frecuencia los datos, lo que nos permite que si por ejemplo un archivo fuera borrado por error se podría recuperar de inmediato sin ningún problema, y por otro lado la ventaja que nos muestra con respecto a los respaldos tradicionales es que no requiere de el doble del almacenamiento al trabajar unicamente con la información de paridad. </text:p>
      <text:p text:style-name="P1"/>
      <text:p text:style-name="P9">unRAID</text:p>
      <text:p text:style-name="P1"/>
      <text:p text:style-name="P8">NAS</text:p>
      <text:p text:style-name="P8"/>
      <text:p text:style-name="P8">SAN </text:p>
      <text:p text:style-name="P8"/>
      <text:p text:style-name="P9">S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08:19:29.556676064</meta:creation-date>
    <dc:date>2019-11-13T11:58:04.687666429</dc:date>
    <meta:editing-duration>PT6M46S</meta:editing-duration>
    <meta:editing-cycles>1</meta:editing-cycles>
    <meta:document-statistic meta:table-count="0" meta:image-count="0" meta:object-count="0" meta:page-count="2" meta:paragraph-count="19" meta:word-count="608" meta:character-count="3628" meta:non-whitespace-character-count="3024"/>
    <meta:generator>LibreOffice/6.0.6.2$Linux_X86_64 LibreOffice_project/00m0$Build-2</meta:generator>
  </office:meta>
</office:document-meta>
</file>